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91000000AD4D05CB803AFABAEB.png" manifest:media-type="image/png"/>
  <manifest:file-entry manifest:full-path="Pictures/2000002F00002963000011BCC8D0E6D487F273C7.svm" manifest:media-type="image/x-svm"/>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 svg:font-family="OpenSymbol"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margin-top="0cm" fo:margin-bottom="0cm" loext:contextual-spacing="false" fo:text-indent="0cm" style:auto-text-indent="false"/>
    </style:style>
    <style:style style:name="P3" style:family="paragraph" style:parent-style-name="Standard">
      <style:paragraph-properties fo:margin-left="0cm" fo:margin-right="0cm" fo:margin-top="0cm" fo:margin-bottom="0cm" loext:contextual-spacing="false" fo:text-indent="0cm" style:auto-text-indent="false"/>
      <style:text-properties style:font-name="Arial Narrow1" fo:font-size="10pt" fo:language="zxx" fo:country="none" fo:font-weight="normal" style:font-size-asian="12pt" style:language-asian="zxx" style:country-asian="none" style:font-size-complex="12pt"/>
    </style:style>
    <style:style style:name="P4" style:family="paragraph" style:parent-style-name="Footer">
      <style:paragraph-properties fo:text-align="start" style:justify-single-word="false" fo:padding="0cm" fo:border="none"/>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7" style:family="paragraph" style:parent-style-name="Header">
      <style:paragraph-properties fo:padding="0cm" fo:border="none">
        <style:tab-stops>
          <style:tab-stop style:position="18cm" style:type="right"/>
        </style:tab-stops>
      </style:paragraph-properties>
    </style:style>
    <style:style style:name="P8" style:family="paragraph" style:parent-style-name="Header">
      <style:paragraph-properties fo:padding="0cm" fo:border="none">
        <style:tab-stops>
          <style:tab-stop style:position="26.501cm" style:type="right"/>
        </style:tab-stops>
      </style:paragraph-properties>
    </style:style>
    <style:style style:name="P9" style:family="paragraph" style:parent-style-name="Header">
      <style:paragraph-properties fo:text-align="end" style:justify-single-word="false" fo:padding="0cm" fo:border="none">
        <style:tab-stops>
          <style:tab-stop style:position="18cm" style:type="right"/>
        </style:tab-stops>
      </style:paragraph-properties>
    </style:style>
    <style:style style:name="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Table_20_Contents">
      <style:paragraph-properties fo:text-align="center" style:justify-single-word="false"/>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16"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17" style:family="paragraph" style:parent-style-name="Header">
      <style:paragraph-properties>
        <style:tab-stops>
          <style:tab-stop style:position="26.501cm" style:type="right"/>
        </style:tab-stops>
      </style:paragraph-properties>
    </style:style>
    <style:style style:name="P18"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1" style:family="paragraph" style:parent-style-name="Text_20_body_20_indent">
      <style:paragraph-properties fo:margin-left="0.501cm" fo:margin-right="0cm" fo:text-indent="0cm" style:auto-text-indent="false">
        <style:tab-stops/>
      </style:paragraph-properties>
    </style:style>
    <style:style style:name="P22" style:family="paragraph" style:parent-style-name="Text_20_body_20_indent">
      <style:paragraph-properties fo:margin-left="0.501cm" fo:margin-right="0cm" fo:text-indent="0cm" style:auto-text-indent="false" style:text-autospace="none">
        <style:tab-stops/>
      </style:paragraph-properties>
    </style:style>
    <style:style style:name="P23" style:family="paragraph" style:parent-style-name="Text_20_body">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style:font-name="OpenSymbol" fo:font-size="10pt" fo:language="zxx" fo:country="none" fo:font-weight="bold" style:font-name-asian="Wingdings" style:font-size-asian="10pt" style:language-asian="zxx" style:country-asian="none" style:font-weight-asian="bold" style:font-name-complex="Wingdings" style:font-size-complex="10pt"/>
    </style:style>
    <style:style style:name="P25" style:family="paragraph" style:parent-style-name="Text_20_body">
      <style:paragraph-properties fo:margin-top="0cm" fo:margin-bottom="0cm" loext:contextual-spacing="false"/>
      <style:text-properties style:font-name="Arial Narrow1" fo:font-size="10pt" fo:language="zxx" fo:country="none" fo:font-weight="normal" style:font-size-asian="12pt" style:language-asian="zxx" style:country-asian="none" style:font-size-complex="12pt"/>
    </style:style>
    <style:style style:name="P26" style:family="paragraph" style:parent-style-name="Text_20_body">
      <style:paragraph-properties fo:margin-top="0cm" fo:margin-bottom="0cm" loext:contextual-spacing="false"/>
      <style:text-properties officeooo:paragraph-rsid="0020bee5"/>
    </style:style>
    <style:style style:name="P27" style:family="paragraph" style:parent-style-name="Text_20_body">
      <style:paragraph-properties fo:margin-top="0cm" fo:margin-bottom="0cm" loext:contextual-spacing="false"/>
      <style:text-properties officeooo:paragraph-rsid="00249c1e"/>
    </style:style>
    <style:style style:name="P28" style:family="paragraph" style:parent-style-name="Contents_20_1">
      <style:paragraph-properties>
        <style:tab-stops>
          <style:tab-stop style:position="18cm" style:type="right" style:leader-style="dotted" style:leader-text="."/>
        </style:tab-stops>
      </style:paragraph-properties>
    </style:style>
    <style:style style:name="P29" style:family="paragraph" style:parent-style-name="Text_20_body">
      <style:text-properties style:font-name="Arial Narrow1" fo:font-size="10pt" fo:language="zxx" fo:country="none" fo:font-weight="normal" style:font-size-asian="12pt" style:language-asian="zxx" style:country-asian="none" style:font-size-complex="12pt"/>
    </style:style>
    <style:style style:name="P30" style:family="paragraph" style:parent-style-name="Text_20_body">
      <style:text-properties officeooo:paragraph-rsid="00200de8"/>
    </style:style>
    <style:style style:name="P31" style:family="paragraph" style:parent-style-name="_35__20_Texte">
      <style:text-properties fo:language="zxx" fo:country="none" style:language-asian="zxx" style:country-asian="none"/>
    </style:style>
    <style:style style:name="P32" style:family="paragraph" style:parent-style-name="_35__20_Texte">
      <style:text-properties officeooo:paragraph-rsid="002a657c"/>
    </style:style>
    <style:style style:name="P33" style:family="paragraph" style:parent-style-name="Text_20_body" style:list-style-name="L3"/>
    <style:style style:name="P34" style:family="paragraph" style:parent-style-name="Text_20_body">
      <style:text-properties officeooo:paragraph-rsid="00200de8"/>
    </style:style>
    <style:style style:name="P35" style:family="paragraph" style:parent-style-name="Text_20_body">
      <style:text-properties officeooo:rsid="002d4787" officeooo:paragraph-rsid="002d4787"/>
    </style:style>
    <style:style style:name="P36" style:family="paragraph" style:parent-style-name="Text_20_body">
      <style:text-properties fo:font-size="6pt" officeooo:rsid="002d4787" officeooo:paragraph-rsid="002d4787" style:font-size-asian="6pt" style:font-size-complex="6pt"/>
    </style:style>
    <style:style style:name="P37" style:family="paragraph" style:parent-style-name="Text_20_body">
      <style:text-properties fo:font-size="6pt" officeooo:paragraph-rsid="00200de8" style:font-size-asian="6pt" style:font-size-complex="6pt"/>
    </style:style>
    <style:style style:name="P38" style:family="paragraph" style:parent-style-name="Text_20_body">
      <style:text-properties fo:font-size="6pt" fo:font-style="italic" officeooo:rsid="002d4787" officeooo:paragraph-rsid="002d4787" style:font-size-asian="6pt" style:font-style-asian="italic" style:font-size-complex="6pt" style:font-style-complex="italic"/>
    </style:style>
    <style:style style:name="P39" style:family="paragraph" style:parent-style-name="Text_20_body" style:list-style-name="L1">
      <style:paragraph-properties fo:margin-left="1cm" fo:margin-right="0cm" fo:text-indent="0cm" style:auto-text-indent="false"/>
    </style:style>
    <style:style style:name="P40" style:family="paragraph" style:parent-style-name="Text_20_body" style:list-style-name="L2">
      <style:paragraph-properties fo:margin-top="0cm" fo:margin-bottom="0cm" loext:contextual-spacing="false"/>
    </style:style>
    <style:style style:name="P41" style:family="paragraph" style:parent-style-name="ligne_20_de_20_code">
      <style:text-properties officeooo:paragraph-rsid="002d4787"/>
    </style:style>
    <style:style style:name="P42" style:family="paragraph" style:parent-style-name="Standard" style:list-style-name="L3"/>
    <style:style style:name="P43"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44" style:family="paragraph" style:parent-style-name="_35__20_Texte">
      <style:text-properties officeooo:paragraph-rsid="002a657c"/>
    </style:style>
    <style:style style:name="P45" style:family="paragraph" style:parent-style-name="_35__20_Texte">
      <style:text-properties officeooo:paragraph-rsid="002d4787"/>
    </style:style>
    <style:style style:name="P46" style:family="paragraph" style:parent-style-name="_35__20_Texte">
      <style:text-properties officeooo:paragraph-rsid="002e796b"/>
    </style:style>
    <style:style style:name="P47" style:family="paragraph" style:parent-style-name="_35__20_Texte">
      <style:text-properties officeooo:rsid="002e796b" officeooo:paragraph-rsid="002e796b"/>
    </style:style>
    <style:style style:name="P48" style:family="paragraph" style:parent-style-name="_31__20_Titre_20_1">
      <style:text-properties fo:language="zxx" fo:country="none" style:language-asian="zxx" style:country-asian="none"/>
    </style:style>
    <style:style style:name="P49" style:family="paragraph" style:parent-style-name="_31__20_Titre_20_1">
      <style:text-properties fo:language="zxx" fo:country="none" officeooo:rsid="00264f8b" officeooo:paragraph-rsid="00264f8b" style:language-asian="zxx" style:country-asian="none"/>
    </style:style>
    <style:style style:name="P50" style:family="paragraph" style:parent-style-name="_31__20_Titre_20_1" style:master-page-name="_5f_LNA_20_Document_20_Portrait">
      <style:paragraph-properties style:page-number="auto"/>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1c140c"/>
    </style:style>
    <style:style style:name="T4" style:family="text">
      <style:text-properties fo:font-size="10pt"/>
    </style:style>
    <style:style style:name="T5" style:family="text">
      <style:text-properties officeooo:rsid="001e04c6"/>
    </style:style>
    <style:style style:name="T6" style:family="text">
      <style:text-properties style:font-name="OpenSymbol" fo:font-size="20pt" fo:language="zxx" fo:country="none" fo:font-weight="normal" style:font-name-asian="Wingdings" style:font-size-asian="20pt" style:language-asian="zxx" style:country-asian="none" style:font-weight-asian="bold" style:font-name-complex="Wingdings" style:font-size-complex="12pt"/>
    </style:style>
    <style:style style:name="T7" style:family="text">
      <style:text-properties style:font-name="OpenSymbol" fo:font-size="12pt" fo:language="zxx" fo:country="none" fo:font-weight="normal" style:font-size-asian="12pt" style:language-asian="zxx" style:country-asian="none" style:font-size-complex="12pt"/>
    </style:style>
    <style:style style:name="T8" style:family="text">
      <style:text-properties style:font-name="OpenSymbol" fo:font-size="10pt" fo:font-weight="bold" style:font-name-asian="Wingdings" style:font-size-asian="10pt" style:font-weight-asian="bold" style:font-name-complex="Wingdings" style:font-size-complex="10pt"/>
    </style:style>
    <style:style style:name="T9" style:family="text">
      <style:text-properties style:font-name="OpenSymbol" fo:font-size="10pt" fo:font-weight="bold" officeooo:rsid="002e796b" style:font-name-asian="Wingdings" style:font-size-asian="10pt" style:font-weight-asian="bold" style:font-name-complex="Wingdings" style:font-size-complex="10pt"/>
    </style:style>
    <style:style style:name="T10" style:family="text">
      <style:text-properties style:font-name="OpenSymbol" fo:font-size="10pt" fo:font-weight="bold" officeooo:rsid="0020bee5" style:font-name-asian="Wingdings" style:font-size-asian="10pt" style:font-weight-asian="bold" style:font-name-complex="Wingdings" style:font-size-complex="10pt"/>
    </style:style>
    <style:style style:name="T11" style:family="text">
      <style:text-properties style:font-name="OpenSymbol" fo:font-size="10pt" fo:language="zxx" fo:country="none" fo:font-weight="bold" style:font-name-asian="Wingdings" style:font-size-asian="10pt" style:language-asian="zxx" style:country-asian="none" style:font-weight-asian="bold" style:font-name-complex="Wingdings" style:font-size-complex="10pt"/>
    </style:style>
    <style:style style:name="T12" style:family="text">
      <style:text-properties style:font-name="OpenSymbol" fo:font-weight="bold" officeooo:rsid="00200de8" style:font-name-asian="Wingdings" style:font-weight-asian="bold" style:font-name-complex="Wingdings"/>
    </style:style>
    <style:style style:name="T13" style:family="text">
      <style:text-properties style:font-name="Arial" fo:font-size="12pt" fo:language="zxx" fo:country="none" fo:font-weight="normal" style:font-size-asian="12pt" style:language-asian="zxx" style:country-asian="none" style:font-size-complex="12pt"/>
    </style:style>
    <style:style style:name="T14" style:family="text">
      <style:text-properties style:font-name="Arial" fo:font-size="12pt" fo:language="zxx" fo:country="none" fo:font-weight="normal" style:font-name-asian="Wingdings" style:font-size-asian="12pt" style:language-asian="zxx" style:country-asian="none" style:font-weight-asian="bold" style:font-name-complex="Wingdings" style:font-size-complex="12pt"/>
    </style:style>
    <style:style style:name="T15" style:family="text">
      <style:text-properties style:font-name="Arial Narrow1" fo:font-size="10pt" fo:language="zxx" fo:country="none" fo:font-weight="normal" style:font-size-asian="12pt" style:language-asian="zxx" style:country-asian="none" style:font-size-complex="12pt"/>
    </style:style>
    <style:style style:name="T16" style:family="text">
      <style:text-properties style:font-name="Arial Narrow1" fo:font-size="10pt" fo:language="zxx" fo:country="none" fo:font-weight="normal" officeooo:rsid="001b1786" style:font-size-asian="12pt" style:language-asian="zxx" style:country-asian="none" style:font-size-complex="12pt"/>
    </style:style>
    <style:style style:name="T17" style:family="text">
      <style:text-properties style:font-name="Arial Narrow1" fo:font-size="10pt" fo:language="zxx" fo:country="none" fo:font-weight="normal" officeooo:rsid="001ec7d6" style:font-size-asian="12pt" style:language-asian="zxx" style:country-asian="none" style:font-size-complex="12pt"/>
    </style:style>
    <style:style style:name="T18" style:family="text">
      <style:text-properties style:font-name="Arial Narrow1" fo:font-size="10pt" fo:language="zxx" fo:country="none" fo:font-weight="normal" officeooo:rsid="0020bee5" style:font-size-asian="12pt" style:language-asian="zxx" style:country-asian="none" style:font-size-complex="12pt"/>
    </style:style>
    <style:style style:name="T19" style:family="text">
      <style:text-properties style:font-name="Arial Narrow1" fo:font-size="10pt" fo:language="zxx" fo:country="none" fo:font-weight="normal" officeooo:rsid="00220496" style:font-size-asian="12pt" style:language-asian="zxx" style:country-asian="none" style:font-size-complex="12pt"/>
    </style:style>
    <style:style style:name="T20" style:family="text">
      <style:text-properties style:font-name="Arial Narrow1" fo:font-size="10pt" fo:language="zxx" fo:country="none" fo:font-weight="normal" officeooo:rsid="00249c1e" style:font-size-asian="12pt" style:language-asian="zxx" style:country-asian="none" style:font-size-complex="12pt"/>
    </style:style>
    <style:style style:name="T21" style:family="text">
      <style:text-properties style:font-name="Arial Narrow1" fo:font-size="10pt" fo:language="zxx" fo:country="none" fo:font-weight="normal" officeooo:rsid="003080be" style:font-size-asian="12pt" style:language-asian="zxx" style:country-asian="none" style:font-size-complex="12pt"/>
    </style:style>
    <style:style style:name="T22" style:family="text">
      <style:text-properties style:font-name="Arial Narrow1" fo:font-size="10pt" fo:language="zxx" fo:country="none" fo:font-weight="normal" style:font-name-asian="Wingdings" style:font-size-asian="12pt" style:language-asian="zxx" style:country-asian="none" style:font-weight-asian="bold" style:font-name-complex="Wingdings" style:font-size-complex="12pt"/>
    </style:style>
    <style:style style:name="T23" style:family="text">
      <style:text-properties style:font-name="Arial Narrow1" fo:font-size="10pt" fo:language="zxx" fo:country="none" fo:font-weight="normal" officeooo:rsid="00275ed5" style:font-name-asian="Wingdings" style:font-size-asian="12pt" style:language-asian="zxx" style:country-asian="none" style:font-weight-asian="bold" style:font-name-complex="Wingdings" style:font-size-complex="12pt"/>
    </style:style>
    <style:style style:name="T24" style:family="text">
      <style:text-properties style:font-name="Courier New2" fo:font-size="10pt" fo:language="zxx" fo:country="none" fo:font-weight="normal" style:font-size-asian="12pt" style:language-asian="zxx" style:country-asian="none" style:font-size-complex="12pt"/>
    </style:style>
    <style:style style:name="T25" style:family="text">
      <style:text-properties style:font-name="Courier New2" fo:font-size="10pt" fo:language="zxx" fo:country="none" fo:font-weight="normal" officeooo:rsid="0022daac" style:font-size-asian="12pt" style:language-asian="zxx" style:country-asian="none" style:font-size-complex="12pt"/>
    </style:style>
    <style:style style:name="T26" style:family="text">
      <style:text-properties style:font-name="Courier New2" fo:font-size="10pt" fo:language="zxx" fo:country="none" fo:font-weight="normal" officeooo:rsid="00249c1e" style:font-size-asian="12pt" style:language-asian="zxx" style:country-asian="none" style:font-size-complex="12pt"/>
    </style:style>
    <style:style style:name="T27" style:family="text">
      <style:text-properties style:font-name="Courier New2" fo:font-size="10pt" fo:language="zxx" fo:country="none" fo:font-weight="normal" officeooo:rsid="00264f8b" style:font-size-asian="12pt" style:language-asian="zxx" style:country-asian="none" style:font-size-complex="12pt"/>
    </style:style>
    <style:style style:name="T28" style:family="text">
      <style:text-properties fo:language="zxx" fo:country="none" style:language-asian="zxx" style:country-asian="none"/>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officeooo:rsid="001b1786"/>
    </style:style>
    <style:style style:name="T31" style:family="text">
      <style:text-properties officeooo:rsid="001f3187"/>
    </style:style>
    <style:style style:name="T32" style:family="text">
      <style:text-properties officeooo:rsid="00200de8"/>
    </style:style>
    <style:style style:name="T33" style:family="text">
      <style:text-properties officeooo:rsid="0020bee5"/>
    </style:style>
    <style:style style:name="T34" style:family="text">
      <style:text-properties officeooo:rsid="0022daac"/>
    </style:style>
    <style:style style:name="T35" style:family="text">
      <style:text-properties officeooo:rsid="00275ed5"/>
    </style:style>
    <style:style style:name="T36" style:family="text">
      <style:text-properties officeooo:rsid="002d4787"/>
    </style:style>
    <style:style style:name="T37" style:family="text">
      <style:text-properties fo:font-weight="bold" style:font-weight-asian="bold" style:font-weight-complex="bold"/>
    </style:style>
    <style:style style:name="T38" style:family="text">
      <style:text-properties officeooo:rsid="002e796b"/>
    </style:style>
    <style:style style:name="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ubject>Travaux Pratiques</text:subject></text:p>
      <text:p text:style-name="P18"><text:keywords/></text:p>
      <text:p text:style-name="P18"><text:description/></text:p>
      <text:p text:style-name="Standard"/>
      <text:p text:style-name="P19"/>
      <text:p text:style-name="P20"><text:title>M4.2 - Système de gestion de versions</text:title></text:p>
      <text:p text:style-name="P19"/>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1 -Objectifs<text:tab/>2</text:p>
          <text:p text:style-name="P28">2 -Vérification des accès aux dépôts <text:tab/>2</text:p>
          <text:p text:style-name="P28">3 -Import du dépôt initial <text:tab/>2</text:p>
          <text:p text:style-name="P28">4 -Premier checkout <text:tab/>2</text:p>
          <text:p text:style-name="P28">5 -Premier commit<text:tab/>3</text:p>
          <text:p text:style-name="P28">6 -Premier update<text:tab/>3</text:p>
          <text:p text:style-name="P28">7 -Cycle de développement<text:tab/>3</text:p>
          <text:p text:style-name="P28">8 -rapidsvn <text:tab/>3</text:p>
          <text:p text:style-name="P28">9 -Outils de comparaison de code<text:tab/>4</text:p>
          <text:p text:style-name="P28">10 -Tortoise<text:tab/>4</text:p>
          <text:p text:style-name="P28">11 -Mise en place d'un serveur Subversion<text:tab/>4</text:p>
          <text:p text:style-name="P28">12 -A retenir<text:tab/>4</text:p>
        </text:index-body>
      </text:table-of-content>
      <text:p text:style-name="_35__20_Texte"/>
      <text:p text:style-name="_35__20_Texte"/>
      <text:p text:style-name="_35__20_Texte"/>
      <text:h text:style-name="P50" text:outline-level="1">Objectifs</text:h>
      <text:p text:style-name="Text_20_body">L’objet de ce TP est découvrir les concepts de base d'un système de gestion de version : <text:span text:style-name="T31">Gitlab</text:span>.</text:p>
      <text:p text:style-name="Text_20_body">A la fin de ce TP vous serez capable :</text:p>
      <text:list xml:id="list3947121031" text:style-name="L1">
        <text:list-item>
          <text:p text:style-name="P39">d'utiliser un dépôt <text:span text:style-name="T31">Gitlab</text:span> en ligne de commande </text:p>
        </text:list-item>
        <text:list-item>
          <text:p text:style-name="P39">d'installer et administrer un dépôt</text:p>
        </text:list-item>
      </text:list>
      <text:p text:style-name="P21"><text:span text:style-name="T8">❑</text:span>: ce symbole indique une tâche à effectuer sur l’ordinateur. Cochez cette case <text:s/>quand le travail demandé est effectué.</text:p>
      <text:p text:style-name="P22"><text:span text:style-name="T6">✎</text:span><text:span text:style-name="T7"> </text:span><text:span text:style-name="T13">: </text:span><text:span text:style-name="T15">ce symbole indique qu’il faut répondre par écrit.</text:span></text:p>
      <text:h text:style-name="_31__20_Titre_20_1" text:outline-level="1">Vérification des accès aux dépôts </text:h>
      <text:p text:style-name="P23">Des dépôts <text:span text:style-name="T31">vont être </text:span>créés pour le TP.</text:p>
      <text:list xml:id="list3271972315" text:style-name="L2">
        <text:list-item>
          <text:list>
            <text:list-item>
              <text:p text:style-name="P40"><text:span text:style-name="T30">datametrie</text:span>1..<text:span text:style-name="T30">12</text:span>: dépôts partagés en lecture/écriture par les membres du même groupe</text:p>
            </text:list-item>
          </text:list>
        </text:list-item>
      </text:list>
      <text:p text:style-name="P23"/>
      <text:p text:style-name="P23">Ces dépôts serviront de stockage aux s<text:span text:style-name="T30">cripts</text:span> du mini-projet <text:span text:style-name="T30">Datametrie</text:span>.</text:p>
      <text:p text:style-name="P23"/>
      <text:p text:style-name="P23"/>
      <text:p text:style-name="P30"><text:span text:style-name="T8">❑ </text:span><text:span text:style-name="T32">Un membre du groupe crée un projet DatamétrieX (X selon le numéro qui vous a été attribué), il en sera le propriétaire.</text:span></text:p>
      <text:p text:style-name="P30"><text:span text:style-name="T32">Puis il donne les droits «Maintener» aux autres membres du groupe et des droits suffisants aux formateurs pour qu’ils puissent lire et écrire (déposer des documents ressources). V</text:span>érifier l'accès au dépôt affecté au groupe.</text:p>
      <text:p text:style-name="P30"/>
      <text:p text:style-name="P35"><text:span text:style-name="T8">❑ </text:span>Sur la page d’accueil du projet, faites un copier/coller des informations présentes vers un fichier readme (ou une page du wiki de votre projet). Elles ressemblent à l’extrait ci-dessous et vous permettront d’avoir les instructions de base pour synchroniser avec votre copie locale :</text:p>
      <text:p text:style-name="P36"/>
      <text:p text:style-name="P38"><text:span text:style-name="T37">Create a new repository</text:span></text:p>
      <text:p text:style-name="P38">git clone git@gitlab.com:SNIR-GRETA/Projet.git</text:p>
      <text:p text:style-name="P38">cd Projet</text:p>
      <text:p text:style-name="P38">touch README.md</text:p>
      <text:p text:style-name="P38">git add README.md</text:p>
      <text:p text:style-name="P38">git commit -m "add README"</text:p>
      <text:p text:style-name="P38">git push -u origin master</text:p>
      <text:p text:style-name="P38"/>
      <text:p text:style-name="P38"><text:span text:style-name="T37">Existing folder</text:span></text:p>
      <text:p text:style-name="P38">cd existing_folder</text:p>
      <text:p text:style-name="P38">git init</text:p>
      <text:p text:style-name="P38">git remote add origin git@gitlab.com:SNIR-GRETA/2018-2019.git</text:p>
      <text:p text:style-name="P38">git add .</text:p>
      <text:p text:style-name="P38">git commit -m "Initial commit"</text:p>
      <text:p text:style-name="P38">git push -u origin master</text:p>
      <text:p text:style-name="P38"/>
      <text:p text:style-name="P38"><text:span text:style-name="T37">Existing Git repository</text:span></text:p>
      <text:p text:style-name="P38">cd existing_repo</text:p>
      <text:p text:style-name="P38">git remote rename origin old-origin</text:p>
      <text:p text:style-name="P38">git remote add origin git@gitlab.com:SNIR-GRETA/2018-2019.git</text:p>
      <text:p text:style-name="P38">git push -u origin --all</text:p>
      <text:p text:style-name="P38">git push -u origin --tags</text:p>
      <text:p text:style-name="P37"><text:span text:style-name="T12"/></text:p>
      <text:h text:style-name="_31__20_Titre_20_1" text:outline-level="1"><text:bookmark text:name="Import_du_d.C3.A9p.C3.B4t_initial"/>Import du dépôt initial </text:h>
      <text:p text:style-name="P45"><text:span text:style-name="T8">❑ </text:span><text:span text:style-name="T36">A l’aide de l’interface web, créez cette arborescence (un seul membre de l’équipe le fait)</text:span> :</text:p>
      <text:p text:style-name="P41"><text:soft-page-break/><text:span text:style-name="T30">datametrie</text:span>/ </text:p>
      <text:p text:style-name="P41">├── <text:span text:style-name="T30">scripts</text:span></text:p>
      <text:p text:style-name="P41"><text:span text:style-name="T30">├── presentation</text:span> <text:s/></text:p>
      <text:p text:style-name="P41">└── <text:span text:style-name="T30">r</text:span>es<text:span text:style-name="T30">s</text:span>ources</text:p>
      <text:p text:style-name="P41"/>
      <text:p text:style-name="P45"><text:span text:style-name="T8"><text:s/></text:span></text:p>
      <text:p text:style-name="P45"><text:span text:style-name="T8"/></text:p>
      <text:p text:style-name="P45"><text:span text:style-name="T8">❑ </text:span>Créer un<text:span text:style-name="T33">e clé ssh permettant l’accès au dépôt depuis votre PC. Cette opération devra être réalisé sur chaque PC faisant parti du projet. (Une aide est présente ici : </text:span><text:a xlink:type="simple" xlink:href="https://docs.gitlab.com/ee/gitlab-basics/create-your-ssh-keys.html" text:style-name="Internet_20_link" text:visited-style-name="Visited_20_Internet_20_Link"><text:span text:style-name="T33">https://docs.gitlab.com/ee/gitlab-basics/create-your-ssh-keys.html</text:span></text:a><text:span text:style-name="T33"> )</text:span></text:p>
      <text:p text:style-name="P47"/>
      <text:p text:style-name="P46"><text:span text:style-name="T9">❑ </text:span><text:span text:style-name="T38">Configurer le git pour qu’il sache qui faire les manipulations sur le dépôt :</text:span></text:p>
      <text:p text:style-name="P32">git config --global user.name "<text:span text:style-name="T38">Prenom Nom</text:span>"</text:p>
      <text:p text:style-name="P32">git config --global user.email "<text:span text:style-name="T38">login</text:span>@<text:span text:style-name="T38">appert44.org</text:span>"</text:p>
      <text:p text:style-name="P32"/>
      <text:p text:style-name="Text_20_body"><text:span text:style-name="T8">❑ </text:span>En utilisant la commande <text:span text:style-name="Teletype"><text:span text:style-name="T32">git</text:span></text:span><text:span text:style-name="Teletype"> </text:span><text:span text:style-name="Teletype"><text:span text:style-name="T36">clone </text:span></text:span><text:span text:style-name="Teletype">...</text:span>, <text:span text:style-name="T36">importer l’arborescence créée précédemment sur chaque PC de l’équipe.</text:span></text:p>
      <text:h text:style-name="_31__20_Titre_20_1" text:outline-level="1"><text:bookmark text:name="Premier_checkout"/>Premier <text:span text:style-name="T33">pull</text:span> </text:h>
      <text:p text:style-name="_35__20_Texte">Cette opération est à réaliser par chacun des membres du groupe.</text:p>
      <text:p text:style-name="_35__20_Texte"><text:s/><text:span text:style-name="T8">❑ </text:span><text:span text:style-name="T38">Placez vous dans le répertoire </text:span>e dossier recevra la copie de travail.</text:p>
      <text:p text:style-name="ligne_20_de_20_code"><text:span text:style-name="T30">Datametrie</text:span>/ </text:p>
      <text:p text:style-name="P26"><text:s/></text:p>
      <text:p text:style-name="P23"><text:s/><text:span text:style-name="T8">❑ </text:span>Après s'être déplac<text:span text:style-name="T3">é</text:span> dans ce dossier vide :</text:p>
      <text:p text:style-name="P23"><text:s/></text:p>
      <text:p text:style-name="Text_20_body"><text:span text:style-name="T6">✎</text:span><text:span text:style-name="T14"> </text:span><text:span text:style-name="T15">En utilisant la commande </text:span><text:span text:style-name="T24">tree -a</text:span><text:span text:style-name="T15">, relever l'arborescence locale :</text:span></text:p>
      <text:p text:style-name="P29"/>
      <text:p text:style-name="P29"/>
      <text:p text:style-name="Text_20_body"><text:span text:style-name="T6">✎</text:span><text:span text:style-name="T13"> </text:span><text:span text:style-name="T15">A quoi corresponde le dossier caché créés dans le dossier </text:span><text:span text:style-name="T18">racine de votre copie de travail</text:span><text:span text:style-name="T15"> ?</text:span></text:p>
      <text:p text:style-name="P29"/>
      <text:p text:style-name="Text_20_body"><text:span text:style-name="T6">✎</text:span><text:span text:style-name="T13"> </text:span><text:span text:style-name="T15">Quelle</text:span><text:span text:style-name="T19">s</text:span><text:span text:style-name="T15"> commande</text:span><text:span text:style-name="T19">s</text:span><text:span text:style-name="T15"> </text:span><text:span text:style-name="T18">git</text:span><text:span text:style-name="T19">lab</text:span><text:span text:style-name="T15"> permet d'avoir des informations sur la copie de travail (numéro de révision, url du dépôt, etc.) ?</text:span></text:p>
      <text:p text:style-name="P29"/>
      <text:h text:style-name="P48" text:outline-level="1">Premier <text:span text:style-name="T34">push</text:span></text:h>
      <text:p text:style-name="P31">Cette opération est à réaliser par <text:s/>tous les membres du groupe en prenant soin de choisir des fichiers différents.</text:p>
      <text:p text:style-name="P24"/>
      <text:p text:style-name="P27"><text:span text:style-name="T11">❑ </text:span><text:span text:style-name="T15">Placer un des fichiers du projet (</text:span><text:span text:style-name="T17">script ou algorithme</text:span><text:span text:style-name="T15">) au bon endroit dans votre copie de travail et utiliser la commande </text:span><text:span text:style-name="T21">git</text:span><text:span text:style-name="T24"> add...</text:span><text:span text:style-name="T15"> pour l'ajouter au référentiel local. <text:s/>Utiliser la commande </text:span><text:span text:style-name="T25">git</text:span><text:span text:style-name="T24"> commit</text:span><text:span text:style-name="T15"> pour synchroniser la copie de travail avec le dépôt (ne pas oublier de commenter le commit) </text:span><text:span text:style-name="T20">puis la commande </text:span><text:span text:style-name="T25">git</text:span><text:span text:style-name="T26"> push origin master</text:span><text:span text:style-name="T20"> pour pousser votre version sur le dépôt commun.</text:span></text:p>
      <text:p text:style-name="P25"/>
      <text:p text:style-name="P2"><text:span text:style-name="T6">✎</text:span><text:span text:style-name="T13"> </text:span><text:span text:style-name="T15">Vérifier à l'aide du navigateur que le commit a réussi.</text:span></text:p>
      <text:p text:style-name="P3"/>
      <text:h text:style-name="P49" text:outline-level="1">Vérification des ajouts</text:h>
      <text:p text:style-name="P31">A ce point du TP, le dépôt doit contenir des modifications qui n'ont pas encore été prises en compte par la copie de travail locale (fichiers ajoutés par les autres membres du groupe).</text:p>
      <text:p text:style-name="P31"><text:soft-page-break/></text:p>
      <text:p text:style-name="P23"><text:span text:style-name="T11">❑ </text:span><text:span text:style-name="T15">Utiliser la commande </text:span><text:span text:style-name="T27">git pull origin master</text:span><text:span text:style-name="T15"> pour synchroniser la copie de travail avec le dépôt. <text:s/></text:span></text:p>
      <text:p text:style-name="P2"><text:span text:style-name="T6">✎</text:span><text:span text:style-name="T13"> </text:span><text:span text:style-name="T15">Vérifier la nouvelle arborescence de la copie de travail.</text:span></text:p>
      <text:p text:style-name="P3"/>
      <text:h text:style-name="P48" text:outline-level="1">Cycle de développement</text:h>
      <text:p text:style-name="P31">La maîtrise d'un système de gestion de version fait partie des savoir-faire du développeur. Il est important de tester toutes les situations d'utilisation de <text:span text:style-name="T35">Gitlab</text:span> lors d'un cycle de développement d'une application.</text:p>
      <text:p text:style-name="_35__20_Texte"><text:span text:style-name="T11">❑ </text:span><text:span text:style-name="T15">Compléter le dépôt avec l'ensemble des fichiers du projet </text:span><text:span text:style-name="T16">Datametrie</text:span><text:span text:style-name="T15"> et vérifier que l'on peut </text:span><text:span text:style-name="T16">exécuter</text:span><text:span text:style-name="T15"> le </text:span><text:span text:style-name="T16">script</text:span><text:span text:style-name="T15"> après un simple checkout dans un dossier quelconque de la station de travail</text:span><text:span text:style-name="T28">.</text:span></text:p>
      <text:p text:style-name="_35__20_Texte"><text:span text:style-name="T11">❑ </text:span><text:span text:style-name="T22">Tester un cycle de développement (édition-compilation-test-</text:span><text:span text:style-name="T23">pull</text:span><text:span text:style-name="T22">-</text:span><text:span text:style-name="T23">push</text:span><text:span text:style-name="T22">) sur des fichiers différents pour chacun des membres du groupe (pas de situation de conflit). <text:s/></text:span></text:p>
      <text:p text:style-name="_35__20_Texte"><text:span text:style-name="T11">❑ </text:span><text:span text:style-name="T22">Tester quelques situations de conflit et trouver le moyen de résoudre ces conflits. <text:s/></text:span></text:p>
      <text:p text:style-name="P23"/>
      <text:h text:style-name="_31__20_Titre_20_1" text:outline-level="1">A retenir</text:h>
      <text:list xml:id="list200665376" text:style-name="L3">
        <text:list-item>
          <text:p text:style-name="P42">Ne jamais versionner les fichiers issues de la compilation (dossier build, etc.)</text:p>
        </text:list-item>
        <text:list-item>
          <text:p text:style-name="P42">Ne jamais versionner les fichiers propres à la station de développement (fichier de configuration de l'IDE, etc.)</text:p>
        </text:list-item>
        <text:list-item>
          <text:p text:style-name="P33">Toujours faire un « update » avant un « commit »</text:p>
        </text:list-item>
        <text:list-item>
          <text:p text:style-name="P33">Toujours mettre un commentaire pertinent sur chaque « commit »</text:p>
        </text:list-item>
        <text:list-item>
          <text:p text:style-name="P33">« Commiter » régulièrement du code <text:span text:style-name="T29">compilé</text:span> et <text:span text:style-name="T29">testé</text:span>.</text:p>
        </text:list-item>
      </text:list>
      <text:p text:style-name="Text_20_body"/>
      <text:p text:style-name="Text_20_bod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 svg:font-family="OpenSymbol"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family="Lucidasans" style:font-family-generic="swiss" fo:font-size="12pt" style:font-name-asian="Lucidasans" style:font-family-asian="Lucidasans" style:font-family-generic-asian="swiss" style:font-size-asian="12pt" style:font-name-complex="Lucidasans" style:font-family-complex="Lucidasans" style:font-family-generic-complex="swiss"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text-transform="uppercas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master-page-name="">
      <style:paragraph-properties fo:margin-left="0cm" fo:margin-right="0cm" fo:margin-top="0.199cm" fo:margin-bottom="0cm" loext:contextual-spacing="false" fo:text-indent="0cm" style:auto-text-indent="false" style:page-number="auto"/>
      <style:text-properties fo:text-transform="uppercase" fo:color="#0000ff" fo:font-size="14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Code" style:family="paragraph" style:parent-style-name="_35__20_Texte" style:master-page-name="">
      <loext:graphic-properties draw:fill="solid" draw:fill-color="#ffffff" draw:opacity="100%"/>
      <style:paragraph-properties fo:margin-top="0cm" fo:margin-bottom="0cm" loext:contextual-spacing="false" fo:text-align="start" style:justify-single-word="false" style:page-number="auto" fo:background-color="#ffffff" fo:padding="0.049cm" fo:border="0.51pt solid #000000" style:shadow="#808080 0.15cm 0.15cm">
        <style:tab-stops/>
      </style:paragraph-properties>
      <style:text-properties style:font-name="Courier 10 Pitch" fo:font-family="'Courier 10 Pitch'" style:font-style-name="Normal" style:font-pitch="fixed"/>
    </style:style>
    <style:style style:name="WW-Titre1234"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caption" style:family="paragraph">
      <style:paragraph-properties fo:margin-top="0.374cm" fo:margin-bottom="0.374cm" loext:contextual-spacing="false" style:text-autospace="none"/>
      <style:text-properties style:use-window-font-color="true" style:font-name="Lucidasans" fo:font-family="Lucidasans" style:font-family-generic="swiss" fo:font-size="12pt" fo:font-style="italic" style:font-name-asian="Lucidasans" style:font-family-asian="Lucidasans" style:font-family-generic-asian="swiss" style:font-size-asian="12pt" style:font-style-asian="italic" style:font-name-complex="Lucidasans" style:font-family-complex="Lucidasans" style:font-family-generic-complex="swiss" style:font-size-complex="12pt" style:font-style-complex="italic"/>
    </style:style>
    <style:style style:name="WW-Titre12345"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WW-Titre123456"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Tableau1.A1.1" style:family="table-column">
      <style:table-column-properties style:column-width="2.619cm" style:rel-column-width="9537*"/>
    </style:style>
    <style:style style:name="Tableau1.A1.2" style:family="table-column">
      <style:table-column-properties style:column-width="2.621cm" style:rel-column-width="954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ent-style-name="Standard">
      <style:text-properties fo:font-size="12pt" style:font-size-asian="12pt" style:font-size-complex="12pt"/>
    </style:style>
    <style:style style:name="MP6" style:family="paragraph" style:parent-style-name="Standard">
      <style:paragraph-properties fo:text-align="center" style:justify-single-word="false"/>
      <style:text-properties fo:font-size="14pt" style:font-size-asian="14pt" style:font-size-complex="14pt"/>
    </style:style>
    <style:style style:name="MP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9" style:family="paragraph" style:parent-style-name="Header">
      <style:paragraph-properties fo:padding="0cm" fo:border="none">
        <style:tab-stops>
          <style:tab-stop style:position="18cm" style:type="right"/>
        </style:tab-stops>
      </style:paragraph-properties>
    </style:style>
    <style:style style:name="M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1" style:family="paragraph" style:parent-style-name="Header">
      <style:paragraph-properties fo:padding="0cm" fo:border="none">
        <style:tab-stops>
          <style:tab-stop style:position="26.501cm" style:type="right"/>
        </style:tab-stops>
      </style:paragraph-properties>
    </style:style>
    <style:style style:name="MP12" style:family="paragraph" style:parent-style-name="Header">
      <style:paragraph-properties>
        <style:tab-stops>
          <style:tab-stop style:position="26.501cm" style:type="right"/>
        </style:tab-stops>
      </style:paragraph-properties>
    </style:style>
    <style:style style:name="MP1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4" style:family="paragraph" style:parent-style-name="Header">
      <style:paragraph-properties fo:text-align="end" style:justify-single-word="false" fo:padding="0cm" fo:border="none">
        <style:tab-stops>
          <style:tab-stop style:position="18cm" style:type="right"/>
        </style:tab-stops>
      </style:paragraph-properties>
    </style:style>
    <style:style style:name="MP1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1c140c"/>
    </style:style>
    <style:style style:name="MT4" style:family="text">
      <style:text-properties fo:font-size="10pt"/>
    </style:style>
    <style:style style:name="MT5" style:family="text">
      <style:text-properties officeooo:rsid="001e04c6"/>
    </style:style>
    <style:style style:name="M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M42-TP-Gestion-de-version.odt</text:file-name><text:tab/>- <text:print-date style:data-style-name="N30">12/10/2007</text:print-date><text:s/>-<text:tab/>Page <text:page-number text:select-page="current">0</text:page-number><text:s/>/ <text:page-count style:num-format="1">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1.1"/>
                <table:table-column table:style-name="Tableau1.A1.2"/>
                <table:table-row>
                  <table:table-cell table:number-columns-spanned="2" office:value-type="string">
                    <text:p text:style-name="MP3">STS <text:span text:style-name="MT3">SNIR</text:span></text:p>
                  </table:table-cell>
                  <table:covered-table-cell/>
                </table:table-row>
                <table:table-row>
                  <table:table-cell office:value-type="string">
                    <text:p text:style-name="Table_20_Contents"><draw:frame draw:style-name="Mfr1" draw:name="Logo Appert" text:anchor-type="as-char" svg:y="-0.259cm" svg:width="3cm" svg:height="1.259cm" draw:z-index="0"><draw:image xlink:href="Pictures/2000002F00002963000011BCC8D0E6D487F273C7.svm" xlink:type="simple" xlink:show="embed" xlink:actuate="onLoad" loext:mime-type="image/x-vclgraphic"/><draw:image xlink:href="Pictures/1000020000000191000000AD4D05CB803AFABAEB.png" xlink:type="simple" xlink:show="embed" xlink:actuate="onLoad"/></draw:frame></text:p>
                  </table:table-cell>
                  <table:table-cell office:value-type="string">
                    <text:p text:style-name="MP4"/>
                  </table:table-cell>
                </table:table-row>
              </table:table>
            </table:table-cell>
            <table:table-cell office:value-type="string">
              <text:p text:style-name="MP5"/>
              <text:p text:style-name="MP6">Module 4.2 - « Gérer et organiser un projet informatique. »</text:p>
            </table:table-cell>
          </table:table-row>
        </table:table>
        <text:p text:style-name="MP7"/>
      </style:header>
      <style:header-left>
        <text:p text:style-name="Header_20_left"/>
      </style:header-left>
      <style:footer>
        <text:p text:style-name="MP8"><text:span text:style-name="MT4"><text:file-name text:display="name-and-extension">M42-TP-Gestion-de-version.odt</text:file-name></text:span><text:span text:style-name="MT4"><text:tab/>- </text:span><text:span text:style-name="MT4"><text:date style:data-style-name="N10039" text:date-value="2018-09-26T18:52:04.821313982">26 sept. 18</text:date></text:span><text:span text:style-name="MT4"><text:s/>-<text:tab/>Page </text:span><text:span text:style-name="MT4"><text:page-number text:select-page="current">1</text:page-number></text:span><text:span text:style-name="MT4"><text:s/>/ </text:span><text:span text:style-name="MT4"><text:page-count style:num-format="1">4</text:page-count></text:span></text:p>
      </style:footer>
    </style:master-page>
    <style:master-page style:name="_5f_LNA_20_Document_20_Portrait" style:display-name="_LNA Document Portrait" style:page-layout-name="Mpm5">
      <style:header>
        <text:p text:style-name="MP9">STS <text:span text:style-name="MT5">SNIR</text:span><text:tab/><text:title>M4.2 - Système de gestion de versions</text:title> </text:p>
      </style:header>
      <style:footer>
        <text:p text:style-name="MP10"><text:span text:style-name="MT4"><text:file-name text:display="name-and-extension">M42-TP-Gestion-de-version.odt</text:file-name></text:span><text:span text:style-name="MT4"><text:tab/>- </text:span><text:span text:style-name="MT4"><text:date style:data-style-name="N10039" text:date-value="2018-09-26T18:52:04.822855414">26 sept. 18</text:date></text:span><text:span text:style-name="MT4"><text:s/>-<text:tab/>Page </text:span><text:span text:style-name="MT4"><text:page-number text:select-page="current">2</text:page-number></text:span><text:span text:style-name="MT4"><text:s/>/ </text:span><text:span text:style-name="MT4"><text:page-count style:num-format="1">4</text:page-count></text:span></text:p>
      </style:footer>
    </style:master-page>
    <style:master-page style:name="_5f_LNA_20_Document_20_Paysage" style:display-name="_LNA Document Paysage" style:page-layout-name="Mpm6">
      <style:header>
        <text:p text:style-name="MP11">Lycée Nicolas APPERT<text:tab/><text:title>M4.2 - Système de gestion de versions</text:title> </text:p>
        <text:p text:style-name="MP12">STS IRIS1ère Année<text:keywords/><text:tab/><text:keywords/></text:p>
      </style:header>
      <style:footer>
        <text:p text:style-name="MP13"><text:span text:style-name="MT4"><text:file-name text:display="name-and-extension">M42-TP-Gestion-de-version.odt</text:file-name></text:span><text:span text:style-name="MT4"><text:tab/>- </text:span><text:span text:style-name="MT4"><text:date style:data-style-name="N10039" text:date-value="2018-09-26T18:52:04.824342783">26 sept. 18</text:date></text:span><text:span text:style-name="MT4"><text:s/>-<text:tab/>Page </text:span><text:span text:style-name="MT4"><text:page-number text:select-page="current">0</text:page-number></text:span><text:span text:style-name="MT4"><text:s/>/ </text:span><text:span text:style-name="MT4"><text:page-count style:num-format="1">4</text:page-count></text:span></text:p>
      </style:footer>
    </style:master-page>
    <style:master-page style:name="_5f_Document_20_Paysage" style:display-name="_Document Paysage" style:page-layout-name="Mpm7">
      <style:header>
        <text:p text:style-name="MP14">Lycée Nicolas APPERT<text:tab/>Annexe 1 : Contenu des préparations aux certifications CISCO </text:p>
      </style:header>
      <style:footer>
        <text:p text:style-name="MP13"/>
      </style:footer>
    </style:master-page>
    <style:master-page style:name="_5f_Document_20_Portrait" style:display-name="_Document Portrait" style:page-layout-name="Mpm5">
      <style:header>
        <text:p text:style-name="MP9"><text:keywords/></text:p>
      </style:header>
      <style:footer>
        <text:p text:style-name="MP15"/>
      </style:footer>
    </style:master-page>
    <style:master-page style:name="_5f_LNA_20_Document_20_Index" style:display-name="_LNA Document Index" style:page-layout-name="Mpm5">
      <style:header>
        <text:p text:style-name="MP9">Lycée Nicolas APPERT<text:tab/><text:title>M4.2 - Système de gestion de versions</text:title> </text:p>
        <text:p text:style-name="MP9">STS IRIS1ère Année<text:keywords/><text:tab/><text:keywords/></text:p>
      </style:header>
      <style:footer>
        <text:p text:style-name="MP15"><text:span text:style-name="MT4"><text:file-name text:display="name-and-extension">M42-TP-Gestion-de-version.odt</text:file-name></text:span><text:span text:style-name="MT4"><text:tab/>- </text:span><text:span text:style-name="MT4"><text:date style:data-style-name="N10039" text:date-value="2018-09-26T18:52:04.826624756">26 sept. 18</text:date></text:span><text:span text:style-name="MT4"><text:s/>-<text:tab/>Page </text:span><text:span text:style-name="MT4"><text:page-number text:select-page="current">0</text:page-number></text:span><text:span text:style-name="MT4"><text:s/>/ </text:span><text:span text:style-name="MT4"><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M4.2 - Système de gestion de versions</dc:title>
    <dc:subject>Travaux Pratiques</dc:subject>
    <meta:creation-date>2003-08-28T14:09:53</meta:creation-date>
    <dc:date>2018-09-26T17:13:46.593950348</dc:date>
    <meta:printed-by>Philippe Le Gal</meta:printed-by>
    <meta:print-date>2007-10-12T09:33:16</meta:print-date>
    <meta:editing-cycles>254</meta:editing-cycles>
    <meta:editing-duration>P4DT1H41M25S</meta:editing-duration>
    <meta:document-statistic meta:table-count="1" meta:image-count="1" meta:object-count="0" meta:page-count="4" meta:paragraph-count="109" meta:word-count="1004" meta:character-count="5987" meta:non-whitespace-character-count="5070"/>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